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cm" draw:marker-end-width="0cm" draw:fill="gradient" draw:fill-color="#000000" draw:fill-gradient-name="Gradient_20_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8cm" svg:height="8cm" svg:x="0.1cm" svg:y="0.1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50%" draw:cy="5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cm" fo:page-height="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09M54S</meta:editing-duration>
    <meta:editing-cycles>5</meta:editing-cycles>
    <meta:generator>OpenOffice.org/3.1$Win32 OpenOffice.org_project/310m11$Build-9399</meta:generator>
    <dc:date>2009-09-24T13:54:02.30</dc:date>
    <dc:creator>Karl-Ingo Friese</dc:creator>
    <meta:document-statistic meta:object-count="1"/>
  </office:meta>
</office:document-meta>
</file>